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Java is a popular programming language used for developing a wide range of applications, including web, mobile, desktop, and server applications. Here are some basic concepts and syntax of Java that will help you get started:</text:p>
      <text:list text:style-name="L1">
        <text:list-item>
          <text:p text:style-name="P2">Variables: A variable is a container that holds a value. In Java, variables must be declared with a specific data type, such as int (integer), double (decimal), or String (text).</text:p>
        </text:list-item>
        <text:list-item>
          <text:p text:style-name="P2">Data types: Java has a wide range of built-in data types, including numeric (e.g., int, double), character (char), and Boolean (true/false).</text:p>
        </text:list-item>
        <text:list-item>
          <text:p text:style-name="P2">Operators: Java has a variety of operators for performing arithmetic, comparison, and logical operations.</text:p>
        </text:list-item>
        <text:list-item>
          <text:p text:style-name="P2">Control flow: Java uses control flow statements, such as if/else, for loops, and while loops, to control the flow of execution in a program.</text:p>
        </text:list-item>
        <text:list-item>
          <text:p text:style-name="P2">Methods: A method is a block of code that performs a specific task. In Java, methods can be defined and called by other parts of the program.</text:p>
        </text:list-item>
        <text:list-item>
          <text:p text:style-name="P2">Classes: A class is a blueprint for creating objects, which are instances of a class. Classes can contain variables, methods, and constructors.</text:p>
        </text:list-item>
        <text:list-item>
          <text:p text:style-name="P2">Java Development Kit (JDK): To write and run Java programs on your computer, you will need to download and install the Java Development Kit (JDK).</text:p>
        </text:list-item>
        <text:list-item>
          <text:p text:style-name="P2">Integrated Development Environment (IDE): To write, edit, and run Java programs, you can use an Integrated Development Environment (IDE) like Eclipse or IntelliJ IDEA.</text:p>
        </text:list-item>
      </text:list>
      <text:p text:style-name="Text_20_body">I hope this information helps you get started with learning Java. There are many resources available online, such as tutorials, documentation, and examples, that can help you continue to learn and improve your Java programming skills.</text:p>
      <text:p text:style-name="Text_20_body">continue</text:p>
      <text:list text:style-name="L2">
        <text:list-item>
          <text:p text:style-name="P3">Object-Oriented Programming (OOP): Java is an object-oriented programming language, which means that it uses the concepts of classes and objects to organize and structure code. OOP is based on the principles of encapsulation, inheritance, and polymorphism.</text:p>
        </text:list-item>
      </text:list>
      <text:list text:style-name="L3">
        <text:list-item>
          <text:p text:style-name="P4">Encapsulation: Encapsulation refers to the practice of keeping an object's internal state and behavior hidden from the outside world, and exposing a public interface for interacting with the object.</text:p>
        </text:list-item>
        <text:list-item>
          <text:p text:style-name="P4">Inheritance: Inheritance allows a class to inherit properties and methods from a parent class, allowing for code reusability and reducing the amount of redundant code.</text:p>
        </text:list-item>
        <text:list-item>
          <text:p text:style-name="P4">Polymorphism: Polymorphism allows objects of different classes to be treated as objects of a common parent class.</text:p>
        </text:list-item>
      </text:list>
      <text:list text:style-name="L4">
        <text:list-item>
          <text:p text:style-name="P5">Exception handling: Java has a robust exception handling mechanism that allows you to handle and recover from errors that occur during the execution of your program. This includes using try-catch blocks to catch specific exceptions and using the throws keyword to indicate that a method may throw an exception.</text:p>
        </text:list-item>
        <text:list-item>
          <text:p text:style-name="P5">Packages and libraries: Java has a large number of pre-built packages and libraries that you can use to perform a wide range of tasks, such as input/output, networking, and database <text:soft-page-break/>access. These packages are organized into a hierarchy of packages, which you can import into your program as needed.</text:p>
        </text:list-item>
        <text:list-item>
          <text:p text:style-name="P5">JAR and WAR files: Java programs can be packaged into JAR (Java Archive) and WAR (Web Archive) files, which are executable files that can be run on any platform that has a Java Virtual Machine (JVM) installed.</text:p>
        </text:list-item>
        <text:list-item>
          <text:p text:style-name="P5">Deployment: Once you have written and tested your Java program, you can deploy it on a variety of platforms, including standalone computers, servers, and mobile devices.</text:p>
        </text:list-item>
        <text:list-item>
          <text:p text:style-name="P5">Frameworks: There are many frameworks available for Java that can help you develop web applications, such as Spring and Struts.</text:p>
        </text:list-item>
      </text:list>
      <text:p text:style-name="Text_20_body">This is a basic overview of some of the key concepts and features of the Java programming language. Remember that programming is a skill that takes time and practice to master, so be patient with yourself and keep learning!</text:p>
      <text:p text:style-name="Text_20_body">lets move to variables</text:p>
      <text:p text:style-name="Text_20_body">Sure, let's move on to variables in Java.</text:p>
      <text:p text:style-name="Text_20_body">In Java, a variable is a container that holds a value. To declare a variable, you must specify its data type and give it a unique name. For example:</text:p>
      <text:p text:style-name="Preformatted_20_Text"><text:span text:style-name="Source_20_Text">int age;</text:span></text:p>
      <text:p text:style-name="Preformatted_20_Text"><text:span text:style-name="Source_20_Text">String name;</text:span></text:p>
      <text:p text:style-name="P1"><text:span text:style-name="Source_20_Text">double price;</text:span></text:p>
      <text:p text:style-name="Text_20_body">The data type determines what kind of value the variable can hold. Some common data types in Java include:</text:p>
      <text:list text:style-name="L5">
        <text:list-item>
          <text:p text:style-name="P7">int (integer)</text:p>
        </text:list-item>
        <text:list-item>
          <text:p text:style-name="P7">double (decimal)</text:p>
        </text:list-item>
        <text:list-item>
          <text:p text:style-name="P7">String (text)</text:p>
        </text:list-item>
        <text:list-item>
          <text:p text:style-name="P7">boolean (true or false)</text:p>
        </text:list-item>
        <text:list-item>
          <text:p text:style-name="P6">char (single character)</text:p>
        </text:list-item>
      </text:list>
      <text:p text:style-name="Text_20_body">You can also initialize a variable when you declare it by assigning a value to it. For example:</text:p>
      <text:p text:style-name="Preformatted_20_Text"><text:span text:style-name="Source_20_Text">int age = 25;</text:span></text:p>
      <text:p text:style-name="Preformatted_20_Text"><text:span text:style-name="Source_20_Text">String name = "John Smith";</text:span></text:p>
      <text:p text:style-name="P1"><text:span text:style-name="Source_20_Text">double price = 19.99;</text:span></text:p>
      <text:p text:style-name="Text_20_body">You can also change the value of a variable after it has been declared by using the assignment operator (=). For example:</text:p>
      <text:p text:style-name="Preformatted_20_Text"><text:span text:style-name="Source_20_Text">age = 30;</text:span></text:p>
      <text:p text:style-name="Preformatted_20_Text"><text:span text:style-name="Source_20_Text">name = "Jane Doe";</text:span></text:p>
      <text:p text:style-name="P1"><text:span text:style-name="Source_20_Text">price = 24.99;</text:span></text:p>
      <text:p text:style-name="Text_20_body">Java also supports the use of constants, which are variables that cannot be modified after they are assigned a value. To declare a constant, you can use the "final" keyword before the data type. For example:</text:p>
      <text:p text:style-name="P1"><text:span text:style-name="Source_20_Text">final double PI = 3.14159;</text:span></text:p>
      <text:p text:style-name="Text_20_body"><text:soft-page-break/>Java naming conventions for variable names:</text:p>
      <text:list text:style-name="L6">
        <text:list-item>
          <text:p text:style-name="P9">Variable names should be descriptive and start with a lowercase letter.</text:p>
        </text:list-item>
        <text:list-item>
          <text:p text:style-name="P8">If a variable name consists of multiple words, the first letter of each subsequent word should be capitalized (also known as camelCase).</text:p>
        </text:list-item>
      </text:list>
      <text:p text:style-name="Text_20_body">It's also worth noting that Java is a strongly typed language, which means that once a variable is declared with a certain data type, it cannot be reassigned to a value of a different data type.</text:p>
      <text:p text:style-name="Text_20_body">Let me know if you have any questions or if there's anything else you would like me to explain!</text:p>
      <text:p text:style-name="Text_20_body">continue of variables</text:p>
      <text:p text:style-name="Text_20_body">Java also has several advanced variable types, including:</text:p>
      <text:list text:style-name="L7">
        <text:list-item>
          <text:p text:style-name="P10">Arrays: An array is a collection of variables of the same data type. Arrays are created using the keyword "new" and are indexed starting from 0. For example:</text:p>
        </text:list-item>
      </text:list>
      <text:p text:style-name="P1"><text:span text:style-name="Source_20_Text">int[] numbers = new int[5];</text:span></text:p>
      <text:p text:style-name="Text_20_body">This creates an array of 5 integers and you can access them by indexing like this:</text:p>
      <text:p text:style-name="Preformatted_20_Text"><text:span text:style-name="Source_20_Text">numbers[0] = 1;</text:span></text:p>
      <text:p text:style-name="P1"><text:span text:style-name="Source_20_Text">numbers[1] = 2;</text:span></text:p>
      <text:p text:style-name="Text_20_body">You can also initialize an array with values when you declare it:</text:p>
      <text:p text:style-name="P1"><text:span text:style-name="Source_20_Text">int[] numbers = {1, 2, 3, 4, 5};</text:span></text:p>
      <text:list text:style-name="L8">
        <text:list-item>
          <text:p text:style-name="P11">ArrayLists: An ArrayList is a dynamic array, which means that its size can change dynamically. It is part of the Java Collection Framework and it is a more powerful alternative of arrays. It can hold any type of objects and you can easily add or remove elements from it.</text:p>
        </text:list-item>
      </text:list>
      <text:p text:style-name="Preformatted_20_Text"><text:span text:style-name="Source_20_Text">ArrayList&lt;String&gt; list = new ArrayList&lt;String&gt;();</text:span></text:p>
      <text:p text:style-name="Preformatted_20_Text"><text:span text:style-name="Source_20_Text">list.add("Java");</text:span></text:p>
      <text:p text:style-name="Preformatted_20_Text"><text:span text:style-name="Source_20_Text">list.add("Python");</text:span></text:p>
      <text:p text:style-name="P1"><text:span text:style-name="Source_20_Text">list.remove("Python");</text:span></text:p>
      <text:list text:style-name="L9">
        <text:list-item>
          <text:p text:style-name="P12">Enumerations: An enumeration is a special type of variable that can hold a fixed set of predefined values. Enumerations are declared using the "enum" keyword and are useful for situations where a variable can only have one of a specific set of values. For example:</text:p>
        </text:list-item>
      </text:list>
      <text:p text:style-name="Preformatted_20_Text"><text:span text:style-name="Source_20_Text">enum Size {SMALL, MEDIUM, LARGE}</text:span></text:p>
      <text:p text:style-name="P1"><text:span text:style-name="Source_20_Text">Size shirtSize = Size.MEDIUM;</text:span></text:p>
      <text:list text:style-name="L10">
        <text:list-item>
          <text:p text:style-name="P13">Object types: An object type variable is used to refer to an object of a class or an interface. The variable holds a reference to the memory address of the object. For example:</text:p>
        </text:list-item>
      </text:list>
      <text:p text:style-name="Preformatted_20_Text"><text:span text:style-name="Source_20_Text">MyClass object1 = new MyClass();</text:span></text:p>
      <text:p text:style-name="P1"><text:span text:style-name="Source_20_Text">MyInterface object2 = new MyClass();</text:span></text:p>
      <text:p text:style-name="Text_20_body">You should also be aware that Java has two types of variables, class variables and instance variables. Class variables are shared among all instances of a class and are declared using the "static" keyword. Instance variables, on the other hand, are unique to each instance of a class and do not use the "static" keyword.</text:p>
      <text:p text:style-name="Text_20_body"><text:soft-page-break/>let me know if there's anything else you would like me to explain about variables in Java.</text:p>
      <text:p text:style-name="Text_20_body">can you elaborate on operators </text:p>
      <text:p text:style-name="Text_20_body">Sure! Java has a variety of operators that can be used to perform arithmetic, comparison, and logical operations.</text:p>
      <text:list text:style-name="L11">
        <text:list-item>
          <text:p text:style-name="P14">Arithmetic operators: These operators perform basic arithmetic operations such as addition (+), subtraction (-), multiplication (*), division (/), and modulus (%). For example:</text:p>
        </text:list-item>
      </text:list>
      <text:p text:style-name="Preformatted_20_Text"><text:span text:style-name="Source_20_Text">int x = 5;</text:span></text:p>
      <text:p text:style-name="Preformatted_20_Text"><text:span text:style-name="Source_20_Text">int y = 2;</text:span></text:p>
      <text:p text:style-name="Preformatted_20_Text"><text:span text:style-name="Source_20_Text">int result = x + y; <text:s/>// result is 7</text:span></text:p>
      <text:p text:style-name="Preformatted_20_Text"><text:span text:style-name="Source_20_Text">result = x - y; <text:s text:c="5"/>// result is 3</text:span></text:p>
      <text:p text:style-name="Preformatted_20_Text"><text:span text:style-name="Source_20_Text">result = x * y; <text:s text:c="5"/>// result is 10</text:span></text:p>
      <text:p text:style-name="Preformatted_20_Text"><text:span text:style-name="Source_20_Text">result = x / y; <text:s text:c="5"/>// result is 2</text:span></text:p>
      <text:p text:style-name="P1"><text:span text:style-name="Source_20_Text">result = x % y; <text:s text:c="5"/>// result is 1</text:span></text:p>
      <text:list text:style-name="L12">
        <text:list-item>
          <text:p text:style-name="P15">Comparison operators: These operators compare two values and return a boolean value (true or false). They include equal to (==), not equal to (!=), greater than (&gt;), less than (&lt;), greater than or equal to (&gt;=), and less than or equal to (&lt;=). For example:</text:p>
        </text:list-item>
      </text:list>
      <text:p text:style-name="Preformatted_20_Text"><text:span text:style-name="Source_20_Text">int x = 5;</text:span></text:p>
      <text:p text:style-name="Preformatted_20_Text"><text:span text:style-name="Source_20_Text">int y = 2;</text:span></text:p>
      <text:p text:style-name="Preformatted_20_Text"><text:span text:style-name="Source_20_Text">boolean result = x == y; <text:s text:c="3"/>// result is false</text:span></text:p>
      <text:p text:style-name="Preformatted_20_Text"><text:span text:style-name="Source_20_Text">result = x != y; <text:s text:c="12"/>// result is true</text:span></text:p>
      <text:p text:style-name="Preformatted_20_Text"><text:span text:style-name="Source_20_Text">result = x &gt; y; <text:s text:c="13"/>// result is true</text:span></text:p>
      <text:p text:style-name="Preformatted_20_Text"><text:span text:style-name="Source_20_Text">result = x &lt; y; <text:s text:c="13"/>// result is false</text:span></text:p>
      <text:p text:style-name="Preformatted_20_Text"><text:span text:style-name="Source_20_Text">result = x &gt;= y; <text:s text:c="12"/>// result is true</text:span></text:p>
      <text:p text:style-name="P1"><text:span text:style-name="Source_20_Text">result = x &lt;= y; <text:s text:c="12"/>// result is false</text:span></text:p>
      <text:list text:style-name="L13">
        <text:list-item>
          <text:p text:style-name="P16">Logical operators: These operators are used to combine multiple conditions and return a boolean value. They include logical AND (&amp;&amp;), logical OR (||), and logical NOT (!). For example:</text:p>
        </text:list-item>
      </text:list>
      <text:p text:style-name="Preformatted_20_Text"><text:span text:style-name="Source_20_Text">boolean a = true;</text:span></text:p>
      <text:p text:style-name="Preformatted_20_Text"><text:span text:style-name="Source_20_Text">boolean b = false;</text:span></text:p>
      <text:p text:style-name="Preformatted_20_Text"><text:span text:style-name="Source_20_Text">boolean result = a &amp;&amp; b; <text:s text:c="4"/>// result is false</text:span></text:p>
      <text:p text:style-name="Preformatted_20_Text"><text:span text:style-name="Source_20_Text">result = a || b; <text:s text:c="13"/>// result is true</text:span></text:p>
      <text:p text:style-name="P1"><text:span text:style-name="Source_20_Text">result = !a; <text:s text:c="17"/>// result is false</text:span></text:p>
      <text:list text:style-name="L14">
        <text:list-item>
          <text:p text:style-name="P17">Bitwise operators: These operators are used to perform operations on the individual bits of an integer. They include bitwise AND (&amp;), bitwise OR (|), bitwise XOR (^), bitwise NOT (~), left shift (&lt;&lt;), and right shift (&gt;&gt;). These operators are less commonly used but are useful for certain low-level programming tasks and performance-critical operations.</text:p>
        </text:list-item>
        <text:list-item>
          <text:p text:style-name="P17">Assignment operators: These operators are used to assign a value to a variable. They include the simple assignment operator (=) and the compound assignment operators (+=, -=, *=, /=, %=, &amp;=, |=, ^=, &lt;&lt;=, &gt;&gt;=). These operators are shorthand for performing an operation and assigning the result to the variable. For example, x += y is the same as x = x + y.</text:p>
        </text:list-item>
        <text:list-item>
          <text:p text:style-name="P17">Ternary operator (? :): This operator can be used as an alternative to an if-else statement. It takes three operands, and the first one is a boolean expression. If the boolean expression is true, the second operand is returned, otherwise, the third operand is returned.</text:p>
        </text:list-item>
      </text:list>
      <text:p text:style-name="Preformatted_20_Text"><text:span text:style-name="Source_20_Text">int x = 10;</text:span></text:p>
      <text:p text:style-name="Preformatted_20_Text"><text:span text:style-name="Source_20_Text">int y = 20;</text:span></text:p>
      <text:p text:style-name="P1"><text:soft-page-break/><text:span text:style-name="Source_20_Text">int result = x &gt; y ? x : y; <text:s text:c="2"/>// result is 20</text:span></text:p>
      <text:list text:style-name="L15">
        <text:list-item>
          <text:p text:style-name="P18">Instanceof operator: This operator is used to check whether an object is an instance of a particular class or not. It returns a boolean value.</text:p>
        </text:list-item>
      </text:list>
      <text:p text:style-name="Preformatted_20_Text"><text:span text:style-name="Source_20_Text">MyClass object1 = new MyClass();</text:span></text:p>
      <text:p text:style-name="Preformatted_20_Text"><text:span text:style-name="Source_20_Text">if(object1 instanceof MyClass)</text:span></text:p>
      <text:p text:style-name="P1"><text:span text:style-name="Source_20_Text"><text:s text:c="2"/>System.out.println("object1 is an instance of MyClass");</text:span></text:p>
      <text:p text:style-name="Text_20_body">Let me know if you have any questions or if there's anything else you would like me to explain.</text:p>
      <text:p text:style-name="Text_20_body">Bitwise operators:</text:p>
      <text:p text:style-name="Text_20_body">Sure, let me explain bitwise operators in more detail:</text:p>
      <text:list text:style-name="L16">
        <text:list-item>
          <text:p text:style-name="P19">Bitwise AND (&amp;): This operator compares each bit of the first operand to the corresponding bit of the second operand. If both bits are 1, the corresponding result bit is set to 1. Otherwise, the corresponding result bit is set to 0.</text:p>
        </text:list-item>
      </text:list>
      <text:p text:style-name="Preformatted_20_Text"><text:span text:style-name="Source_20_Text">5 = <text:s/>101(in binary)</text:span></text:p>
      <text:p text:style-name="Preformatted_20_Text"><text:span text:style-name="Source_20_Text">3 = <text:s/>011(in binary)</text:span></text:p>
      <text:p text:style-name="P1"><text:span text:style-name="Source_20_Text">5 &amp; 3 = 001(in binary) = 1</text:span></text:p>
      <text:list text:style-name="L17">
        <text:list-item>
          <text:p text:style-name="P20">Bitwise OR (|): This operator compares each bit of the first operand to the corresponding bit of the second operand. If either bit is 1, the corresponding result bit is set to 1. Otherwise, the corresponding result bit is set to 0.</text:p>
        </text:list-item>
      </text:list>
      <text:p text:style-name="Preformatted_20_Text"><text:span text:style-name="Source_20_Text">5 = <text:s/>101(in binary)</text:span></text:p>
      <text:p text:style-name="Preformatted_20_Text"><text:span text:style-name="Source_20_Text">3 = <text:s/>011(in binary)</text:span></text:p>
      <text:p text:style-name="P1"><text:span text:style-name="Source_20_Text">5 | 3 = 111(in binary) = 7</text:span></text:p>
      <text:list text:style-name="L18">
        <text:list-item>
          <text:p text:style-name="P21">Bitwise XOR (^): This operator compares each bit of the first operand to the corresponding bit of the second operand. If the bits are different, the corresponding result bit is set to 1. Otherwise, the corresponding result bit is set to 0.</text:p>
        </text:list-item>
      </text:list>
      <text:p text:style-name="Preformatted_20_Text"><text:span text:style-name="Source_20_Text">5 = <text:s/>101(in binary)</text:span></text:p>
      <text:p text:style-name="Preformatted_20_Text"><text:span text:style-name="Source_20_Text">3 = <text:s/>011(in binary)</text:span></text:p>
      <text:p text:style-name="P1"><text:span text:style-name="Source_20_Text">5 ^ 3 = 110(in binary) = 6</text:span></text:p>
      <text:list text:style-name="L19">
        <text:list-item>
          <text:p text:style-name="P22">Bitwise NOT (~): This operator inverts all the bits of the operand.</text:p>
        </text:list-item>
      </text:list>
      <text:p text:style-name="Preformatted_20_Text"><text:span text:style-name="Source_20_Text">5 = <text:s/>101(in binary)</text:span></text:p>
      <text:p text:style-name="P1"><text:span text:style-name="Source_20_Text">~5 = 010(in binary) = -6</text:span></text:p>
      <text:list text:style-name="L20">
        <text:list-item>
          <text:p text:style-name="P23">Left shift (&lt;&lt;): This operator shifts the bits of the first operand to the left by the number of places specified by the second operand.</text:p>
        </text:list-item>
      </text:list>
      <text:p text:style-name="Preformatted_20_Text"><text:span text:style-name="Source_20_Text">5 = <text:s/>101(in binary)</text:span></text:p>
      <text:p text:style-name="P1"><text:span text:style-name="Source_20_Text">5 &lt;&lt; 1 = 1010(in binary) = 10</text:span></text:p>
      <text:list text:style-name="L21">
        <text:list-item>
          <text:p text:style-name="P24">Right shift (&gt;&gt;): This operator shifts the bits of the first operand to the right by the number of places specified by the second operand.</text:p>
        </text:list-item>
      </text:list>
      <text:p text:style-name="Preformatted_20_Text"><text:span text:style-name="Source_20_Text">5 = <text:s/>101(in binary)</text:span></text:p>
      <text:p text:style-name="P1"><text:span text:style-name="Source_20_Text">5 &gt;&gt; 1 = 10(in binary) = 2</text:span></text:p>
      <text:list text:style-name="L22">
        <text:list-item>
          <text:p text:style-name="P25"><text:soft-page-break/>Zero-fill right shift (&gt;&gt;&gt;): This operator works similar to the right shift operator, but it always fills the leftmost bits with 0 regardless of the sign of the number.</text:p>
        </text:list-item>
      </text:list>
      <text:p text:style-name="Preformatted_20_Text"><text:span text:style-name="Source_20_Text">-5 = <text:s/>1111111111111111111111111111011(in binary)</text:span></text:p>
      <text:p text:style-name="P1"><text:span text:style-name="Source_20_Text">-5 &gt;&gt;&gt; 1 = 0111111111111111111111111111011(in binary) = 2147483643</text:span></text:p>
      <text:p text:style-name="Text_20_body">Bitwise operators are less commonly used but are useful for certain low-level programming tasks and performance-critical operations, such as working with binary data, manipulating individual bits and bytes, and performing bitwise operations on integers.</text:p>
      <text:p text:style-name="Text_20_body">Please let me know if you have any other questions.</text:p>
      <text:p text:style-name="Text_20_body">Assignment operators</text:p>
      <text:p text:style-name="Text_20_body">Sure, let me explain assignment operators in more detail:</text:p>
      <text:list text:style-name="L23">
        <text:list-item>
          <text:p text:style-name="P26">Simple assignment operator (=): This operator assigns the value of the right operand to the variable on the left.</text:p>
        </text:list-item>
      </text:list>
      <text:p text:style-name="Preformatted_20_Text"><text:span text:style-name="Source_20_Text">int x = 5;</text:span></text:p>
      <text:p text:style-name="Preformatted_20_Text"><text:span text:style-name="Source_20_Text">int y = 3;</text:span></text:p>
      <text:p text:style-name="P1"><text:span text:style-name="Source_20_Text">x = y; <text:s/>// x now has the value 3</text:span></text:p>
      <text:list text:style-name="L24">
        <text:list-item>
          <text:p text:style-name="P27">Compound assignment operators: These operators are shorthand for performing an operation and assigning the result to the variable. They include:</text:p>
        </text:list-item>
      </text:list>
      <text:list text:style-name="L25">
        <text:list-item>
          <text:p text:style-name="P28">Addition assignment (+=)</text:p>
        </text:list-item>
      </text:list>
      <text:p text:style-name="Preformatted_20_Text"><text:span text:style-name="Source_20_Text">int x = 5;</text:span></text:p>
      <text:p text:style-name="P1"><text:span text:style-name="Source_20_Text">x += 3; <text:s/>// x now has the value 8</text:span></text:p>
      <text:list text:style-name="L26">
        <text:list-item>
          <text:p text:style-name="P29">Subtraction assignment (-=)</text:p>
        </text:list-item>
      </text:list>
      <text:p text:style-name="Preformatted_20_Text"><text:span text:style-name="Source_20_Text">int x = 5;</text:span></text:p>
      <text:p text:style-name="P1"><text:span text:style-name="Source_20_Text">x -= 3; <text:s/>// x now has the value 2</text:span></text:p>
      <text:list text:style-name="L27">
        <text:list-item>
          <text:p text:style-name="P30">Multiplication assignment (*=)</text:p>
        </text:list-item>
      </text:list>
      <text:p text:style-name="Preformatted_20_Text"><text:span text:style-name="Source_20_Text">int x = 5;</text:span></text:p>
      <text:p text:style-name="P1"><text:span text:style-name="Source_20_Text">x *= 3; <text:s/>// x now has the value 15</text:span></text:p>
      <text:list text:style-name="L28">
        <text:list-item>
          <text:p text:style-name="P31">Division assignment (/=)</text:p>
        </text:list-item>
      </text:list>
      <text:p text:style-name="Preformatted_20_Text"><text:span text:style-name="Source_20_Text">int x = 6;</text:span></text:p>
      <text:p text:style-name="P1"><text:span text:style-name="Source_20_Text">x /= 3; <text:s/>// x now has the value 2</text:span></text:p>
      <text:list text:style-name="L29">
        <text:list-item>
          <text:p text:style-name="P32">Modulus assignment (%=)</text:p>
        </text:list-item>
      </text:list>
      <text:p text:style-name="Preformatted_20_Text"><text:span text:style-name="Source_20_Text">int x = 7;</text:span></text:p>
      <text:p text:style-name="P1"><text:span text:style-name="Source_20_Text">x %= 3; <text:s/>// x now has the value 1</text:span></text:p>
      <text:list text:style-name="L30">
        <text:list-item>
          <text:p text:style-name="P33">Left shift assignment (&lt;&lt;=)</text:p>
        </text:list-item>
      </text:list>
      <text:p text:style-name="Preformatted_20_Text"><text:span text:style-name="Source_20_Text">int x = 5;</text:span></text:p>
      <text:p text:style-name="P1"><text:span text:style-name="Source_20_Text">x &lt;&lt;= 1; <text:s/>// x now has the value 10</text:span></text:p>
      <text:list text:style-name="L31">
        <text:list-item>
          <text:p text:style-name="P34">Right shift assignment (&gt;&gt;=)</text:p>
        </text:list-item>
      </text:list>
      <text:p text:style-name="Preformatted_20_Text"><text:span text:style-name="Source_20_Text">int x = 5;</text:span></text:p>
      <text:p text:style-name="P1"><text:span text:style-name="Source_20_Text">x &gt;&gt;= 1; <text:s/>// x now has the value 2</text:span></text:p>
      <text:list text:style-name="L32">
        <text:list-item>
          <text:p text:style-name="P35"><text:soft-page-break/>Bitwise AND assignment (&amp;=)</text:p>
        </text:list-item>
      </text:list>
      <text:p text:style-name="Preformatted_20_Text"><text:span text:style-name="Source_20_Text">int x = 5;</text:span></text:p>
      <text:p text:style-name="P1"><text:span text:style-name="Source_20_Text">x &amp;= 3; <text:s/>// x now has the value 1</text:span></text:p>
      <text:list text:style-name="L33">
        <text:list-item>
          <text:p text:style-name="P36">Bitwise OR assignment (|=)</text:p>
        </text:list-item>
      </text:list>
      <text:p text:style-name="Preformatted_20_Text"><text:span text:style-name="Source_20_Text">int x = 5;</text:span></text:p>
      <text:p text:style-name="P1"><text:span text:style-name="Source_20_Text">x |= 3; <text:s/>// x now has the value 7</text:span></text:p>
      <text:list text:style-name="L34">
        <text:list-item>
          <text:p text:style-name="P37">Bitwise XOR assignment (^=)</text:p>
        </text:list-item>
      </text:list>
      <text:p text:style-name="Preformatted_20_Text"><text:span text:style-name="Source_20_Text">int x = 5;</text:span></text:p>
      <text:p text:style-name="P1"><text:span text:style-name="Source_20_Text">x ^= 3; <text:s/>// x now has the value 6</text:span></text:p>
      <text:p text:style-name="Text_20_body">These compound assignment operators are useful for shortening common operations such as incrementing or decrementing a variable.</text:p>
      <text:p text:style-name="Text_20_body">Please let me know if you have any other questions.</text:p>
      <text:p text:style-name="Text_20_body">Ternary operator</text:p>
      <text:p text:style-name="Text_20_body">The ternary operator (also known as the ternary conditional operator) is a shorthand way of writing an if-else statement. It consists of three operands: a boolean expression, an expression to execute if the boolean expression is true, and an expression to execute if the boolean expression is false. The basic syntax of the ternary operator is:</text:p>
      <text:p text:style-name="P1"><text:span text:style-name="Source_20_Text">boolean_expression ? expression_1 : expression_2;</text:span></text:p>
      <text:p text:style-name="Text_20_body">If the boolean expression is true, the operator will return the value of expression_1; otherwise, it will return the value of expression_2. Here's an example of how you might use the ternary operator to assign a value to a variable:</text:p>
      <text:p text:style-name="Preformatted_20_Text"><text:span text:style-name="Source_20_Text">int x = 5;</text:span></text:p>
      <text:p text:style-name="Preformatted_20_Text"><text:span text:style-name="Source_20_Text">int y = 3;</text:span></text:p>
      <text:p text:style-name="P1"><text:span text:style-name="Source_20_Text">int max = (x &gt; y) ? x : y; <text:s/>// max has the value 5</text:span></text:p>
      <text:p text:style-name="Text_20_body">It can be used to simplify if-else statements like this:</text:p>
      <text:p text:style-name="Preformatted_20_Text"><text:span text:style-name="Source_20_Text">if(x &gt; y)</text:span></text:p>
      <text:p text:style-name="Preformatted_20_Text"><text:span text:style-name="Source_20_Text"><text:s text:c="2"/>max = x;</text:span></text:p>
      <text:p text:style-name="Preformatted_20_Text"><text:span text:style-name="Source_20_Text">else</text:span></text:p>
      <text:p text:style-name="P1"><text:span text:style-name="Source_20_Text"><text:s text:c="2"/>max = y;</text:span></text:p>
      <text:p text:style-name="Text_20_body">It can also be used in more complex expressions:</text:p>
      <text:p text:style-name="P1"><text:span text:style-name="Source_20_Text">System.out.println((x &gt; y) ? "x is greater than y" : "x is less than or equal to y");</text:span></text:p>
      <text:p text:style-name="Text_20_body">It's worth noting that the ternary operator is an expression, meaning that it returns a value, whereas an if-else statement doesn't return a value.</text:p>
      <text:p text:style-name="Text_20_body">Keep in mind that ternary operator can be useful for shortening simple if-else statements and make code more readable, but if the logic inside the if-else statement is too complex or if the</text:p>
      <text:p text:style-name="Text_20_body">complex if statments</text:p>
      <text:p text:style-name="Text_20_body"><text:soft-page-break/>If the logic inside an if-else statement becomes too complex, the ternary operator may not be the best choice. In these cases, using a traditional if-else statement can make the code more readable and easier to understand.</text:p>
      <text:p text:style-name="Text_20_body">Here are a few best practices for writing complex if-else statements:</text:p>
      <text:list text:style-name="L35">
        <text:list-item>
          <text:p text:style-name="P38">Break down the logic into smaller, more manageable chunks: Instead of trying to fit all the logic into a single if-else statement, consider breaking it down into smaller, more manageable chunks. This can make the code easier to read and understand.</text:p>
        </text:list-item>
        <text:list-item>
          <text:p text:style-name="P38">Use meaningful variable names: Use meaningful variable names that clearly indicate the purpose of the variable and its expected value. This can make it easier to understand the logic of the if-else statement.</text:p>
        </text:list-item>
        <text:list-item>
          <text:p text:style-name="P38">Use comments: Use comments to explain the logic of the if-else statement and to indicate any special cases or edge conditions that the code is handling.</text:p>
        </text:list-item>
        <text:list-item>
          <text:p text:style-name="P38">Use nested if-else statements: If the logic of the if-else statement is too complex to be expressed in a single statement, consider using nested if-else statements. This can make the code more readable and easier to understand.</text:p>
        </text:list-item>
        <text:list-item>
          <text:p text:style-name="P38">Use helper methods: If the logic of the if-else statement is too complex to be expressed in a single statement or a set of nested if-else statements, consider extracting the logic into a separate helper method. This can make the code more readable and easier to understand.</text:p>
        </text:list-item>
      </text:list>
      <text:p text:style-name="Text_20_body">Keep in mind that writing clear and maintainable code is more important than trying to make it as short as possible. If a piece of code is hard to read, it will be hard to understand and to maintain.</text:p>
      <text:p text:style-name="Text_20_body">Let me know if there's anything else you would like me</text:p>
      <text:p text:style-name="Text_20_body">show an example of nested if</text:p>
      <text:p text:style-name="Text_20_body">Sure, here's an example of a nested if-else statement:</text:p>
      <text:p text:style-name="Preformatted_20_Text"><text:span text:style-name="Source_20_Text">int x = 5;</text:span></text:p>
      <text:p text:style-name="Preformatted_20_Text"><text:span text:style-name="Source_20_Text">int y = 3;</text:span></text:p>
      <text:p text:style-name="Preformatted_20_Text"/>
      <text:p text:style-name="Preformatted_20_Text"><text:span text:style-name="Source_20_Text">if (x &gt; y) {</text:span></text:p>
      <text:p text:style-name="Preformatted_20_Text"><text:span text:style-name="Source_20_Text"><text:s text:c="3"/>System.out.println("x is greater than y");</text:span></text:p>
      <text:p text:style-name="Preformatted_20_Text"><text:span text:style-name="Source_20_Text"><text:s text:c="3"/>if (x &gt; 10) {</text:span></text:p>
      <text:p text:style-name="Preformatted_20_Text"><text:span text:style-name="Source_20_Text"><text:s text:c="6"/>System.out.println("x is also greater than 10");</text:span></text:p>
      <text:p text:style-name="Preformatted_20_Text"><text:span text:style-name="Source_20_Text"><text:s text:c="3"/>} else {</text:span></text:p>
      <text:p text:style-name="Preformatted_20_Text"><text:span text:style-name="Source_20_Text"><text:s text:c="6"/>System.out.println("x is not greater than 10");</text:span></text:p>
      <text:p text:style-name="Preformatted_20_Text"><text:span text:style-name="Source_20_Text"><text:s text:c="3"/>}</text:span></text:p>
      <text:p text:style-name="Preformatted_20_Text"><text:span text:style-name="Source_20_Text">} else {</text:span></text:p>
      <text:p text:style-name="Preformatted_20_Text"><text:span text:style-name="Source_20_Text"><text:s text:c="3"/>System.out.println("x is less than or equal to y");</text:span></text:p>
      <text:p text:style-name="P1"><text:span text:style-name="Source_20_Text">}</text:span></text:p>
      <text:p text:style-name="Text_20_body">In this example, the outer if statement checks whether the variable x is greater than y. If the condition is true, the program prints "x is greater than y" and then enters the inner if-else statement. The inner if statement checks whether x is greater than 10. If the inner if statement evaluates to true, it prints "x is also greater than 10", otherwise it prints "x is not greater than 10". If the outer if statement's condition is false, the program will print "x is less than or equal to y"</text:p>
      <text:p text:style-name="Text_20_body">Nested if-else statements can be useful when you need to check multiple conditions in a specific order. Keep in mind that nested if-else statements can make the code more complex and harder to <text:soft-page-break/>read, so it's important to use meaningful variable names, comments, and proper indentation to make the code more readable.</text:p>
      <text:p text:style-name="Text_20_body">Please let me know if you have any other questions.</text:p>
      <text:p text:style-name="Text_20_body">switch statment</text:p>
      <text:p text:style-name="Text_20_body">A switch statement is a type of control statement that allows a programmer to specify multiple branches of code that should be executed based on the value of a given expression. It can be used as an alternative to a series of if-else statements. The basic syntax of a switch statement is:</text:p>
      <text:p text:style-name="Preformatted_20_Text"><text:span text:style-name="Source_20_Text">switch (expression) {</text:span></text:p>
      <text:p text:style-name="Preformatted_20_Text"><text:span text:style-name="Source_20_Text"><text:s text:c="3"/>case value1:</text:span></text:p>
      <text:p text:style-name="Preformatted_20_Text"><text:span text:style-name="Source_20_Text"><text:s text:c="6"/>// code to be executed if expression == value1</text:span></text:p>
      <text:p text:style-name="Preformatted_20_Text"><text:span text:style-name="Source_20_Text"><text:s text:c="6"/>break;</text:span></text:p>
      <text:p text:style-name="Preformatted_20_Text"><text:span text:style-name="Source_20_Text"><text:s text:c="3"/>case value2:</text:span></text:p>
      <text:p text:style-name="Preformatted_20_Text"><text:span text:style-name="Source_20_Text"><text:s text:c="6"/>// code to be executed if expression == value2</text:span></text:p>
      <text:p text:style-name="Preformatted_20_Text"><text:span text:style-name="Source_20_Text"><text:s text:c="6"/>break;</text:span></text:p>
      <text:p text:style-name="Preformatted_20_Text"><text:span text:style-name="Source_20_Text"><text:s text:c="3"/>...</text:span></text:p>
      <text:p text:style-name="Preformatted_20_Text"><text:span text:style-name="Source_20_Text"><text:s text:c="3"/>default:</text:span></text:p>
      <text:p text:style-name="Preformatted_20_Text"><text:span text:style-name="Source_20_Text"><text:s text:c="6"/>// code to be executed if expression is not equal to any of the cases</text:span></text:p>
      <text:p text:style-name="P1"><text:span text:style-name="Source_20_Text">}</text:span></text:p>
      <text:p text:style-name="Text_20_body">The expression is evaluated and compared to each of the case labels. If a match is found, the code associated with that case label is executed. If no match is found, the code in the default case is executed.</text:p>
      <text:p text:style-name="Text_20_body">Here's an example of a switch statement that checks the value of a variable and prints a message based on its value:</text:p>
      <text:p text:style-name="Preformatted_20_Text"><text:span text:style-name="Source_20_Text">int day = 3;</text:span></text:p>
      <text:p text:style-name="Preformatted_20_Text"><text:span text:style-name="Source_20_Text">switch (day) {</text:span></text:p>
      <text:p text:style-name="Preformatted_20_Text"><text:span text:style-name="Source_20_Text"><text:s text:c="3"/>case 1:</text:span></text:p>
      <text:p text:style-name="Preformatted_20_Text"><text:span text:style-name="Source_20_Text"><text:s text:c="6"/>System.out.println("Monday");</text:span></text:p>
      <text:p text:style-name="Preformatted_20_Text"><text:span text:style-name="Source_20_Text"><text:s text:c="6"/>break;</text:span></text:p>
      <text:p text:style-name="Preformatted_20_Text"><text:span text:style-name="Source_20_Text"><text:s text:c="3"/>case 2:</text:span></text:p>
      <text:p text:style-name="Preformatted_20_Text"><text:span text:style-name="Source_20_Text"><text:s text:c="6"/>System.out.println("Tuesday");</text:span></text:p>
      <text:p text:style-name="Preformatted_20_Text"><text:span text:style-name="Source_20_Text"><text:s text:c="6"/>break;</text:span></text:p>
      <text:p text:style-name="Preformatted_20_Text"><text:span text:style-name="Source_20_Text"><text:s text:c="3"/>case 3:</text:span></text:p>
      <text:p text:style-name="Preformatted_20_Text"><text:span text:style-name="Source_20_Text"><text:s text:c="6"/>System.out.println("Wednesday");</text:span></text:p>
      <text:p text:style-name="Preformatted_20_Text"><text:span text:style-name="Source_20_Text"><text:s text:c="6"/>break;</text:span></text:p>
      <text:p text:style-name="Preformatted_20_Text"><text:span text:style-name="Source_20_Text"><text:s text:c="3"/>case 4:</text:span></text:p>
      <text:p text:style-name="Preformatted_20_Text"><text:span text:style-name="Source_20_Text"><text:s text:c="6"/>System.out.println("Thursday");</text:span></text:p>
      <text:p text:style-name="Preformatted_20_Text"><text:span text:style-name="Source_20_Text"><text:s text:c="6"/>break;</text:span></text:p>
      <text:p text:style-name="Preformatted_20_Text"><text:span text:style-name="Source_20_Text"><text:s text:c="3"/>case 5:</text:span></text:p>
      <text:p text:style-name="Preformatted_20_Text"><text:span text:style-name="Source_20_Text"><text:s text:c="6"/>System.out.println("Friday");</text:span></text:p>
      <text:p text:style-name="Preformatted_20_Text"><text:span text:style-name="Source_20_Text"><text:s text:c="6"/>break;</text:span></text:p>
      <text:p text:style-name="Preformatted_20_Text"><text:span text:style-name="Source_20_Text"><text:s text:c="3"/>case 6:</text:span></text:p>
      <text:p text:style-name="Preformatted_20_Text"><text:span text:style-name="Source_20_Text"><text:s text:c="6"/>System.out.println("Saturday");</text:span></text:p>
      <text:p text:style-name="Preformatted_20_Text"><text:span text:style-name="Source_20_Text"><text:s text:c="6"/>break;</text:span></text:p>
      <text:p text:style-name="Preformatted_20_Text"><text:span text:style-name="Source_20_Text"><text:s text:c="3"/>case 7:</text:span></text:p>
      <text:p text:style-name="Preformatted_20_Text"><text:span text:style-name="Source_20_Text"><text:s text:c="6"/>System.out.println("Sunday");</text:span></text:p>
      <text:p text:style-name="Preformatted_20_Text"><text:span text:style-name="Source_20_Text"><text:s text:c="6"/>break;</text:span></text:p>
      <text:p text:style-name="Preformatted_20_Text"><text:span text:style-name="Source_20_Text"><text:s text:c="3"/>default:</text:span></text:p>
      <text:p text:style-name="Preformatted_20_Text"><text:span text:style-name="Source_20_Text"><text:s text:c="6"/>System.out.println("Invalid day");</text:span></text:p>
      <text:p text:style-name="P1"><text:span text:style-name="Source_20_Text">}</text:span></text:p>
      <text:p text:style-name="Text_20_body">This switch statement prints "Wednesday" because day is equal to 3.</text:p>
      <text:p text:style-name="Text_20_body"><text:soft-page-break/>It's worth noting that the 'break' statement is used to exit the switch statement after a matching case has been found and executed. If a break statement is not used, the code flow will continue to execute the next case statement.</text:p>
      <text:p text:style-name="Text_20_body">Also, the expression in a switch statement can only be of certain data types: byte, short, int, char, and enum types.</text:p>
      <text:p text:style-name="Text_20_body">Please let me know if you have any other questions.</text:p>
      <text:p text:style-name="Text_20_body">what are enums</text:p>
      <text:p text:style-name="Text_20_body">In Java, an enumeration (or enum) is a special kind of class that allows you to define a fixed set of values. These values are called enumerators or enum constants. Enums are typically used to represent a fixed set of options or states, such as the days of the week, or the values of a suit in a deck of cards.</text:p>
      <text:p text:style-name="Text_20_body">Here's an example of an enumeration that defines the days of the week:</text:p>
      <text:p text:style-name="Preformatted_20_Text"><text:span text:style-name="Source_20_Text">public enum Day {</text:span></text:p>
      <text:p text:style-name="Preformatted_20_Text"><text:span text:style-name="Source_20_Text"><text:s text:c="3"/>MONDAY, TUESDAY, WEDNESDAY, THURSDAY, FRIDAY, SATURDAY, SUNDAY</text:span></text:p>
      <text:p text:style-name="P1"><text:span text:style-name="Source_20_Text">}</text:span></text:p>
      <text:p text:style-name="Text_20_body">Once an enumeration is defined, you can use the enum constants in switch statements, if-else statements, and other parts of your code just like any other variable.</text:p>
      <text:p text:style-name="Text_20_body">Here's an example of using an enumeration in a switch statement:</text:p>
      <text:p text:style-name="Preformatted_20_Text"><text:span text:style-name="Source_20_Text">Day today = Day.FRIDAY;</text:span></text:p>
      <text:p text:style-name="Preformatted_20_Text"><text:span text:style-name="Source_20_Text">switch (today) {</text:span></text:p>
      <text:p text:style-name="Preformatted_20_Text"><text:span text:style-name="Source_20_Text"><text:s text:c="3"/>case MONDAY:</text:span></text:p>
      <text:p text:style-name="Preformatted_20_Text"><text:span text:style-name="Source_20_Text"><text:s text:c="6"/>System.out.println("Today is Monday");</text:span></text:p>
      <text:p text:style-name="Preformatted_20_Text"><text:span text:style-name="Source_20_Text"><text:s text:c="6"/>break;</text:span></text:p>
      <text:p text:style-name="Preformatted_20_Text"><text:span text:style-name="Source_20_Text"><text:s text:c="3"/>case TUESDAY:</text:span></text:p>
      <text:p text:style-name="Preformatted_20_Text"><text:span text:style-name="Source_20_Text"><text:s text:c="6"/>System.out.println("Today is Tuesday");</text:span></text:p>
      <text:p text:style-name="Preformatted_20_Text"><text:span text:style-name="Source_20_Text"><text:s text:c="6"/>break;</text:span></text:p>
      <text:p text:style-name="Preformatted_20_Text"><text:span text:style-name="Source_20_Text"><text:s text:c="3"/>case WEDNESDAY:</text:span></text:p>
      <text:p text:style-name="Preformatted_20_Text"><text:span text:style-name="Source_20_Text"><text:s text:c="6"/>System.out.println("Today is Wednesday");</text:span></text:p>
      <text:p text:style-name="Preformatted_20_Text"><text:span text:style-name="Source_20_Text"><text:s text:c="6"/>break;</text:span></text:p>
      <text:p text:style-name="Preformatted_20_Text"><text:span text:style-name="Source_20_Text"><text:s text:c="3"/>case THURSDAY:</text:span></text:p>
      <text:p text:style-name="Preformatted_20_Text"><text:span text:style-name="Source_20_Text"><text:s text:c="6"/>System.out.println("Today is Thursday");</text:span></text:p>
      <text:p text:style-name="Preformatted_20_Text"><text:span text:style-name="Source_20_Text"><text:s text:c="6"/>break;</text:span></text:p>
      <text:p text:style-name="Preformatted_20_Text"><text:span text:style-name="Source_20_Text"><text:s text:c="3"/>case FRIDAY:</text:span></text:p>
      <text:p text:style-name="Preformatted_20_Text"><text:span text:style-name="Source_20_Text"><text:s text:c="6"/>System.out.println("Today is Friday");</text:span></text:p>
      <text:p text:style-name="Preformatted_20_Text"><text:span text:style-name="Source_20_Text"><text:s text:c="6"/>break;</text:span></text:p>
      <text:p text:style-name="Preformatted_20_Text"><text:span text:style-name="Source_20_Text"><text:s text:c="3"/>case SATURDAY:</text:span></text:p>
      <text:p text:style-name="Preformatted_20_Text"><text:span text:style-name="Source_20_Text"><text:s text:c="6"/>System.out.println("Today is Saturday");</text:span></text:p>
      <text:p text:style-name="Preformatted_20_Text"><text:span text:style-name="Source_20_Text"><text:s text:c="6"/>break;</text:span></text:p>
      <text:p text:style-name="Preformatted_20_Text"><text:span text:style-name="Source_20_Text"><text:s text:c="3"/>case SUNDAY:</text:span></text:p>
      <text:p text:style-name="Preformatted_20_Text"><text:span text:style-name="Source_20_Text"><text:s text:c="6"/>System.out.println("Today is Sunday");</text:span></text:p>
      <text:p text:style-name="Preformatted_20_Text"><text:span text:style-name="Source_20_Text"><text:s text:c="6"/>break;</text:span></text:p>
      <text:p text:style-name="P1"><text:span text:style-name="Source_20_Text">}</text:span></text:p>
      <text:p text:style-name="Text_20_body">This will print "Today is Friday".</text:p>
      <text:p text:style-name="Text_20_body">Enumerations are also useful because they provide type safety, meaning that you can't assign an invalid value to a variable of an enumerated type.</text:p>
      <text:p text:style-name="Text_20_body">Enums can also have constructors and methods, and you can use the values() and valueOf() methods to access the enum constants.</text:p>
      <text:p text:style-name="Text_20_body"><text:soft-page-break/>Please let me know if you have any other questions.</text:p>
      <text:p text:style-name="Text_20_body">enum methods</text:p>
      <text:p text:style-name="Text_20_body">In addition to the values() and valueOf() methods, Java enums also have several other methods that you can use to access and manipulate enum constants.</text:p>
      <text:list text:style-name="L36">
        <text:list-item>
          <text:p text:style-name="P39"><text:span text:style-name="Source_20_Text">name()</text:span>: Returns the name of the enum constant as a string.</text:p>
        </text:list-item>
      </text:list>
      <text:p text:style-name="Preformatted_20_Text"><text:span text:style-name="Source_20_Text">Day today = Day.FRIDAY;</text:span></text:p>
      <text:p text:style-name="P1"><text:span text:style-name="Source_20_Text">System.out.println(today.name()); // prints "FRIDAY"</text:span></text:p>
      <text:list text:style-name="L37">
        <text:list-item>
          <text:p text:style-name="P40"><text:span text:style-name="Source_20_Text">ordinal()</text:span>: Returns the position of the enum constant in the enum, as an int. The first enum constant is at position 0, the second at position 1, and so on.</text:p>
        </text:list-item>
      </text:list>
      <text:p text:style-name="Preformatted_20_Text"><text:span text:style-name="Source_20_Text">Day today = Day.FRIDAY;</text:span></text:p>
      <text:p text:style-name="P1"><text:span text:style-name="Source_20_Text">System.out.println(today.ordinal()); // prints "4"</text:span></text:p>
      <text:list text:style-name="L38">
        <text:list-item>
          <text:p text:style-name="P41"><text:span text:style-name="Source_20_Text">compareTo(E o)</text:span>: Compares this enum with the specified object for order. Returns a negative integer, zero, or a positive integer as this object is less than, equal to, or greater than the specified object.</text:p>
        </text:list-item>
      </text:list>
      <text:p text:style-name="Preformatted_20_Text"><text:span text:style-name="Source_20_Text">Day today = Day.FRIDAY;</text:span></text:p>
      <text:p text:style-name="Preformatted_20_Text"><text:span text:style-name="Source_20_Text">Day anotherDay = Day.MONDAY;</text:span></text:p>
      <text:p text:style-name="P1"><text:span text:style-name="Source_20_Text">System.out.println(today.compareTo(anotherDay)); // prints "3"</text:span></text:p>
      <text:list text:style-name="L39">
        <text:list-item>
          <text:p text:style-name="P42"><text:span text:style-name="Source_20_Text">values()</text:span>: Returns an array containing the constants of this enum type, in the order they are declared.</text:p>
        </text:list-item>
      </text:list>
      <text:p text:style-name="Preformatted_20_Text"><text:span text:style-name="Source_20_Text">Day[] days = Day.values();</text:span></text:p>
      <text:p text:style-name="Preformatted_20_Text"><text:span text:style-name="Source_20_Text">for (Day day : days) {</text:span></text:p>
      <text:p text:style-name="Preformatted_20_Text"><text:span text:style-name="Source_20_Text"><text:s text:c="4"/>System.out.println(day);</text:span></text:p>
      <text:p text:style-name="P1"><text:span text:style-name="Source_20_Text">}</text:span></text:p>
      <text:list text:style-name="L40">
        <text:list-item>
          <text:p text:style-name="P43"><text:span text:style-name="Source_20_Text">valueOf(String name)</text:span>: Returns the enum constant of the specified enum type with the specified name.</text:p>
        </text:list-item>
      </text:list>
      <text:p text:style-name="Preformatted_20_Text"><text:span text:style-name="Source_20_Text">Day today = Day.valueOf("FRIDAY");</text:span></text:p>
      <text:p text:style-name="P1"><text:span text:style-name="Source_20_Text">System.out.println(today); // prints "FRIDAY"</text:span></text:p>
      <text:list text:style-name="L41">
        <text:list-item>
          <text:p text:style-name="P44"><text:span text:style-name="Source_20_Text">toString()</text:span> : Returns the name of this enum constant, exactly as declared in its enum declaration.</text:p>
        </text:list-item>
      </text:list>
      <text:p text:style-name="Preformatted_20_Text"><text:span text:style-name="Source_20_Text">Day today = Day.FRIDAY;</text:span></text:p>
      <text:p text:style-name="P1"><text:span text:style-name="Source_20_Text">System.out.println(today.toString()); // prints "FRIDAY"</text:span></text:p>
      <text:p text:style-name="Text_20_body">These methods can be useful for working with enum constants in your code. Keep in mind that enums are also classes, so you can add custom methods and fields to them as well.</text:p>
      <text:p text:style-name="Text_20_body">Please let me know if you have any other questions.</text:p>
      <text:p text:style-name="Text_20_body">loop enum</text:p>
      <text:p text:style-name="Text_20_body">You can use a for loop or an enhanced for loop (also known as a for-each loop) to iterate through the enum constants of an enumeration.</text:p>
      <text:p text:style-name="Text_20_body">Here's an example of using a for loop to iterate through the constants of an enumeration:</text:p>
      <text:p text:style-name="Preformatted_20_Text"><text:soft-page-break/><text:span text:style-name="Source_20_Text">for (int i = 0; i &lt; Day.values().length; i++) {</text:span></text:p>
      <text:p text:style-name="Preformatted_20_Text"><text:span text:style-name="Source_20_Text"><text:s text:c="4"/>System.out.println(Day.values()[i]);</text:span></text:p>
      <text:p text:style-name="P1"><text:span text:style-name="Source_20_Text">}</text:span></text:p>
      <text:p text:style-name="Text_20_body">This code uses the <text:span text:style-name="Source_20_Text">values()</text:span> method to get an array of all the constants of the Day enumeration, and then uses a for loop to iterate through the array and print the name of each constant.</text:p>
      <text:p text:style-name="Text_20_body">Here's an example of using an enhanced for loop to iterate through the constants of an enumeration:</text:p>
      <text:p text:style-name="Preformatted_20_Text"><text:span text:style-name="Source_20_Text">for (Day day : Day.values()) {</text:span></text:p>
      <text:p text:style-name="Preformatted_20_Text"><text:span text:style-name="Source_20_Text"><text:s text:c="4"/>System.out.println(day);</text:span></text:p>
      <text:p text:style-name="P1"><text:span text:style-name="Source_20_Text">}</text:span></text:p>
      <text:p text:style-name="Text_20_body">This code uses the <text:span text:style-name="Source_20_Text">values()</text:span> method to get an array of all the constants of the Day enumeration, and then uses an enhanced for loop to iterate through the array and print the name of each constant.</text:p>
      <text:p text:style-name="Text_20_body">Both of these examples will print the same output:</text:p>
      <text:p text:style-name="Preformatted_20_Text"><text:span text:style-name="Source_20_Text">MONDAY</text:span></text:p>
      <text:p text:style-name="Preformatted_20_Text"><text:span text:style-name="Source_20_Text">TUESDAY</text:span></text:p>
      <text:p text:style-name="Preformatted_20_Text"><text:span text:style-name="Source_20_Text">WEDNESDAY</text:span></text:p>
      <text:p text:style-name="Preformatted_20_Text"><text:span text:style-name="Source_20_Text">THURSDAY</text:span></text:p>
      <text:p text:style-name="Preformatted_20_Text"><text:span text:style-name="Source_20_Text">FRIDAY</text:span></text:p>
      <text:p text:style-name="Preformatted_20_Text"><text:span text:style-name="Source_20_Text">SATURDAY</text:span></text:p>
      <text:p text:style-name="P1"><text:span text:style-name="Source_20_Text">SUNDAY</text:span></text:p>
      <text:p text:style-name="Text_20_body">It's worth noting that the order of the constants in the array returned by the <text:span text:style-name="Source_20_Text">values()</text:span> method is the same as the order in which they were declared in the enumeration.</text:p>
      <text:p text:style-name="Text_20_body">Keep in mind that you can also use a while or a do-while loop if needed, these loops works the same way as other loops but with different conditions to control the iteration. Please let me know if you have any other questions.</text:p>
      <text:p text:style-name="Text_20_body">nested loop in enum</text:p>
      <text:p text:style-name="Text_20_body">Yes, you can use a nested loop to iterate through the constants of an enumeration. Here's an example of using a nested loop to iterate through the constants of two different enumerations:</text:p>
      <text:p text:style-name="Preformatted_20_Text"><text:span text:style-name="Source_20_Text">for (Day day : Day.values()) {</text:span></text:p>
      <text:p text:style-name="Preformatted_20_Text"><text:span text:style-name="Source_20_Text"><text:s text:c="4"/>for (Suit suit : Suit.values()) {</text:span></text:p>
      <text:p text:style-name="Preformatted_20_Text"><text:span text:style-name="Source_20_Text"><text:s text:c="8"/>System.out.println(day + " of " + suit);</text:span></text:p>
      <text:p text:style-name="Preformatted_20_Text"><text:span text:style-name="Source_20_Text"><text:s text:c="4"/>}</text:span></text:p>
      <text:p text:style-name="P1"><text:span text:style-name="Source_20_Text">}</text:span></text:p>
      <text:p text:style-name="Text_20_body">This code uses the <text:span text:style-name="Source_20_Text">values()</text:span> method to get an array of all the constants of the Day and Suit enumerations, and then uses two nested for loops to iterate through the arrays and print a combination of each day and each suit.</text:p>
      <text:p text:style-name="Text_20_body">It's worth noting that the order of the constants in the array returned by the <text:span text:style-name="Source_20_Text">values()</text:span> method is the same as the order in which they were declared in the enumeration. And the number of iterations of the nested loop will be the product of the number of constants in both enums.</text:p>
      <text:p text:style-name="Text_20_body">Keep in mind that nested loops can make the code more complex and harder to read, it's important to use meaningful variable names, comments, and proper indentation to make the code more readable.</text:p>
      <text:p text:style-name="Text_20_body">Please let me know if you have any other questions.</text:p>
      <text:p text:style-name="Text_20_body"><text:soft-page-break/>what is types than enum</text:p>
      <text:p text:style-name="Text_20_body">In addition to enums, Java provides several other ways to define and work with fixed sets of values. Here are a few examples:</text:p>
      <text:list text:style-name="L42">
        <text:list-item>
          <text:p text:style-name="P45">Constants: You can use the <text:span text:style-name="Source_20_Text">final</text:span> keyword to create constants in Java. A constant is a variable whose value cannot be changed after it is assigned.</text:p>
        </text:list-item>
      </text:list>
      <text:p text:style-name="P1"><text:span text:style-name="Source_20_Text">final int DAYS_IN_WEEK = 7;</text:span></text:p>
      <text:list text:style-name="L43">
        <text:list-item>
          <text:p text:style-name="P46">Arrays: An array is a collection of variables of the same type. It's a way to store multiple values in a single variable.</text:p>
        </text:list-item>
      </text:list>
      <text:p text:style-name="P1"><text:span text:style-name="Source_20_Text">int[] days = {1, 2, 3, 4, 5, 6, 7};</text:span></text:p>
      <text:list text:style-name="L44">
        <text:list-item>
          <text:p text:style-name="P47">Collections: Java provides several built-in classes for working with collections of objects, such as ArrayList, HashSet, and HashMap. These classes allow you to add, remove, and retrieve elements from a collection.</text:p>
        </text:list-item>
      </text:list>
      <text:p text:style-name="Preformatted_20_Text"><text:span text:style-name="Source_20_Text">List&lt;String&gt; days = new ArrayList&lt;&gt;();</text:span></text:p>
      <text:p text:style-name="Preformatted_20_Text"><text:span text:style-name="Source_20_Text">days.add("Monday");</text:span></text:p>
      <text:p text:style-name="Preformatted_20_Text"><text:span text:style-name="Source_20_Text">days.add("Tuesday");</text:span></text:p>
      <text:p text:style-name="P1"><text:span text:style-name="Source_20_Text">days.add("Wednesday");</text:span></text:p>
      <text:list text:style-name="L45">
        <text:list-item>
          <text:p text:style-name="P48">EnumSet: A specialized Set implementation for use with enum types. All of the elements in an enum set must come from a single enum type that is specified, explicitly or implicitly, when the set is created. It provides a set of all the values of the enumeration.</text:p>
        </text:list-item>
      </text:list>
      <text:p text:style-name="P1"><text:span text:style-name="Source_20_Text">EnumSet&lt;Day&gt; days = EnumSet.allOf(Day.class);</text:span></text:p>
      <text:list text:style-name="L46">
        <text:list-item>
          <text:p text:style-name="P49">EnumMap: A specialized Map implementation for use with enum keys. All of the keys in an enum map must come from a single enum type that is specified, explicitly or implicitly, when the map is created. It provides a map of all the values of the enumeration to some type.</text:p>
        </text:list-item>
      </text:list>
      <text:p text:style-name="Preformatted_20_Text"><text:span text:style-name="Source_20_Text">EnumMap&lt;Day, String&gt; days = new EnumMap&lt;&gt;(Day.class);</text:span></text:p>
      <text:p text:style-name="Preformatted_20_Text"><text:span text:style-name="Source_20_Text">days.put(Day.MONDAY, "First Day of Week");</text:span></text:p>
      <text:p text:style-name="P1"><text:span text:style-name="Source_20_Text">days.put(Day.TUESDAY, "Second Day of Week");</text:span></text:p>
      <text:p text:style-name="Text_20_body">Each of these options has its own strengths and weaknesses and the best option depends on the specific requirements of the project. Enums are useful for representing a fixed set of options or states and they provide type safety, but they can't be used to store additional information. Arrays and collections can be used to store a variable number of elements, but they don't provide type safety. Constants are useful for representing fixed values, but they don't provide a way to iterate through the set of values. EnumSet and EnumMap are specialized classes to work with enums, they provide type safety and allow you to store additional information.</text:p>
      <text:p text:style-name="Text_20_body">Please let me know if you have any other question.</text:p>
      <text:p text:style-name="Text_20_body">ArrayList, HashSet, and HashMap.</text:p>
      <text:p text:style-name="Text_20_body"><text:span text:style-name="Source_20_Text">ArrayList</text:span>, <text:span text:style-name="Source_20_Text">HashSet</text:span>, and <text:span text:style-name="Source_20_Text">HashMap</text:span> are all classes in Java that are used to store and manage collections of objects.</text:p>
      <text:p text:style-name="Text_20_body"><text:soft-page-break/><text:span text:style-name="Source_20_Text">ArrayList</text:span>: It is a resizable array implementation of the <text:span text:style-name="Source_20_Text">List</text:span> interface. It allows duplicate elements and maintains the order of elements. It is a good choice when you need to store a large number of elements and need to access them frequently by index.</text:p>
      <text:p text:style-name="Preformatted_20_Text"><text:span text:style-name="Source_20_Text">List&lt;Integer&gt; numbers = new ArrayList&lt;&gt;();</text:span></text:p>
      <text:p text:style-name="Preformatted_20_Text"><text:span text:style-name="Source_20_Text">numbers.add(1);</text:span></text:p>
      <text:p text:style-name="Preformatted_20_Text"><text:span text:style-name="Source_20_Text">numbers.add(2);</text:span></text:p>
      <text:p text:style-name="P1"><text:span text:style-name="Source_20_Text">numbers.add(3);</text:span></text:p>
      <text:p text:style-name="Text_20_body"><text:span text:style-name="Source_20_Text">HashSet</text:span>: It is a implementation of the <text:span text:style-name="Source_20_Text">Set</text:span> interface, which stores a collection of unique elements. It is based on a HashTable data structure and it does not maintain the order of elements. It's a good choice when you need to store a large number of unique elements and don't care about the order.</text:p>
      <text:p text:style-name="Preformatted_20_Text"><text:span text:style-name="Source_20_Text">Set&lt;Integer&gt; numbers = new HashSet&lt;&gt;();</text:span></text:p>
      <text:p text:style-name="Preformatted_20_Text"><text:span text:style-name="Source_20_Text">numbers.add(1);</text:span></text:p>
      <text:p text:style-name="Preformatted_20_Text"><text:span text:style-name="Source_20_Text">numbers.add(2);</text:span></text:p>
      <text:p text:style-name="P1"><text:span text:style-name="Source_20_Text">numbers.add(3);</text:span></text:p>
      <text:p text:style-name="Text_20_body"><text:span text:style-name="Source_20_Text">HashMap</text:span>: It is a implementation of the <text:span text:style-name="Source_20_Text">Map</text:span> interface, which stores a collection of key-value pairs. It is based on a HashTable data structure and it does not maintain the order of elements. It's a good choice when you need to store a large number of key-value pairs and don't care about the order.</text:p>
      <text:p text:style-name="Preformatted_20_Text"><text:span text:style-name="Source_20_Text">Map&lt;Integer, String&gt; numbers = new HashMap&lt;&gt;();</text:span></text:p>
      <text:p text:style-name="Preformatted_20_Text"><text:span text:style-name="Source_20_Text">numbers.put(1, "one");</text:span></text:p>
      <text:p text:style-name="Preformatted_20_Text"><text:span text:style-name="Source_20_Text">numbers.put(2, "two");</text:span></text:p>
      <text:p text:style-name="P1"><text:span text:style-name="Source_20_Text">numbers.put(3, "three");</text:span></text:p>
      <text:p text:style-name="Text_20_body">All these classes have their own advantages and disadvantages, and the best option depends on the specific requirements of the project.</text:p>
      <text:p text:style-name="Text_20_body"><text:span text:style-name="Source_20_Text">ArrayList</text:span> is good for situations where the order of elements is important, or when you need to access elements by index frequently. <text:span text:style-name="Source_20_Text">HashSet</text:span> is good for situations where you need to store a large number of unique elements and don't care about the order of elements. <text:span text:style-name="Source_20_Text">HashMap</text:span> is good for situations</text:p>
      <text:p text:style-name="Text_20_body">continue</text:p>
      <text:p text:style-name="Text_20_body">where you need to store a large number of key-value pairs and don't care about the order of elements. It's useful when you need to map keys to values, for example, when you need to store information like names to phone numbers or product codes to product descriptions.</text:p>
      <text:p text:style-name="Text_20_body">It's important to note that, for HashSet and HashMap, the lookup time for an element is constant on average, which makes them very efficient for large collections.</text:p>
      <text:p text:style-name="Text_20_body">Keep in mind that all of these classes are part of the Java Collection Framework, which provides a unified architecture for storing and manipulating collections of objects. The framework provides interfaces and classes that can be used to create and work with various types of collections, such as lists, sets, and maps.</text:p>
      <text:p text:style-name="Text_20_body">Please let me know if you have any other questions.</text:p>
      <text:p text:style-name="Text_20_body">loop array list, hashset, hashmap and enummap</text:p>
      <text:p text:style-name="Text_20_body"><text:soft-page-break/>You can use several ways to loop through the elements of an ArrayList, HashSet, HashMap and EnumMap:</text:p>
      <text:list text:style-name="L47">
        <text:list-item>
          <text:p text:style-name="P50"><text:span text:style-name="Source_20_Text">for</text:span> loop: You can use a traditional <text:span text:style-name="Source_20_Text">for</text:span> loop to iterate through the elements of an ArrayList, HashSet and EnumMap.</text:p>
        </text:list-item>
      </text:list>
      <text:p text:style-name="Preformatted_20_Text"><text:span text:style-name="Source_20_Text">List&lt;Integer&gt; numbers = new ArrayList&lt;&gt;();</text:span></text:p>
      <text:p text:style-name="Preformatted_20_Text"><text:span text:style-name="Source_20_Text">numbers.add(1);</text:span></text:p>
      <text:p text:style-name="Preformatted_20_Text"><text:span text:style-name="Source_20_Text">numbers.add(2);</text:span></text:p>
      <text:p text:style-name="Preformatted_20_Text"><text:span text:style-name="Source_20_Text">numbers.add(3);</text:span></text:p>
      <text:p text:style-name="Preformatted_20_Text"><text:span text:style-name="Source_20_Text">for (int i = 0; i &lt; numbers.size(); i++) {</text:span></text:p>
      <text:p text:style-name="Preformatted_20_Text"><text:span text:style-name="Source_20_Text"><text:s text:c="4"/>System.out.println(numbers.get(i));</text:span></text:p>
      <text:p text:style-name="P1"><text:span text:style-name="Source_20_Text">}</text:span></text:p>
      <text:p text:style-name="Preformatted_20_Text"><text:span text:style-name="Source_20_Text">Set&lt;Integer&gt; numbers = new HashSet&lt;&gt;();</text:span></text:p>
      <text:p text:style-name="Preformatted_20_Text"><text:span text:style-name="Source_20_Text">numbers.add(1);</text:span></text:p>
      <text:p text:style-name="Preformatted_20_Text"><text:span text:style-name="Source_20_Text">numbers.add(2);</text:span></text:p>
      <text:p text:style-name="Preformatted_20_Text"><text:span text:style-name="Source_20_Text">numbers.add(3);</text:span></text:p>
      <text:p text:style-name="Preformatted_20_Text"><text:span text:style-name="Source_20_Text">for (int i = 0; i &lt; numbers.size(); i++) {</text:span></text:p>
      <text:p text:style-name="Preformatted_20_Text"><text:span text:style-name="Source_20_Text"><text:s text:c="4"/>System.out.println(numbers);</text:span></text:p>
      <text:p text:style-name="P1"><text:span text:style-name="Source_20_Text">}</text:span></text:p>
      <text:p text:style-name="Preformatted_20_Text"><text:span text:style-name="Source_20_Text">EnumMap&lt;Day, String&gt; days = new EnumMap&lt;&gt;(Day.class);</text:span></text:p>
      <text:p text:style-name="Preformatted_20_Text"><text:span text:style-name="Source_20_Text">days.put(Day.MONDAY, "First Day of Week");</text:span></text:p>
      <text:p text:style-name="Preformatted_20_Text"><text:span text:style-name="Source_20_Text">days.put(Day.TUESDAY, "Second Day of Week");</text:span></text:p>
      <text:p text:style-name="Preformatted_20_Text"><text:span text:style-name="Source_20_Text">for (Map.Entry&lt;Day, String&gt; entry : days.entrySet()) {</text:span></text:p>
      <text:p text:style-name="Preformatted_20_Text"><text:span text:style-name="Source_20_Text"><text:s text:c="4"/>System.out.println(entry.getKey() + " : " + entry.getValue());</text:span></text:p>
      <text:p text:style-name="P1"><text:span text:style-name="Source_20_Text">}</text:span></text:p>
      <text:list text:style-name="L48">
        <text:list-item>
          <text:p text:style-name="P51"><text:span text:style-name="Source_20_Text">for-each</text:span> loop: You can use the enhanced for loop (also known as the for-each loop) to iterate through the elements of an ArrayList, HashSet, and EnumMap.</text:p>
        </text:list-item>
      </text:list>
      <text:p text:style-name="Preformatted_20_Text"><text:span text:style-name="Source_20_Text">List&lt;Integer&gt; numbers = new ArrayList&lt;&gt;();</text:span></text:p>
      <text:p text:style-name="Preformatted_20_Text"><text:span text:style-name="Source_20_Text">numbers.add(1);</text:span></text:p>
      <text:p text:style-name="Preformatted_20_Text"><text:span text:style-name="Source_20_Text">numbers.add(2);</text:span></text:p>
      <text:p text:style-name="Preformatted_20_Text"><text:span text:style-name="Source_20_Text">numbers.add(3);</text:span></text:p>
      <text:p text:style-name="Preformatted_20_Text"><text:span text:style-name="Source_20_Text">for (Integer number : numbers) {</text:span></text:p>
      <text:p text:style-name="Preformatted_20_Text"><text:span text:style-name="Source_20_Text"><text:s text:c="4"/>System.out.println(number);</text:span></text:p>
      <text:p text:style-name="P1"><text:span text:style-name="Source_20_Text">}</text:span></text:p>
      <text:p text:style-name="Preformatted_20_Text"><text:span text:style-name="Source_20_Text">Set&lt;Integer&gt; numbers = new HashSet&lt;&gt;();</text:span></text:p>
      <text:p text:style-name="Preformatted_20_Text"><text:span text:style-name="Source_20_Text">numbers.add(1);</text:span></text:p>
      <text:p text:style-name="Preformatted_20_Text"><text:span text:style-name="Source_20_Text">numbers.add(2);</text:span></text:p>
      <text:p text:style-name="Preformatted_20_Text"><text:span text:style-name="Source_20_Text">numbers.add(3);</text:span></text:p>
      <text:p text:style-name="Preformatted_20_Text"><text:span text:style-name="Source_20_Text">for (Integer number : numbers) {</text:span></text:p>
      <text:p text:style-name="P1"><text:span text:style-name="Source_20_Text"><text:s text:c="4"/>System.out</text:span></text:p>
      <text:p text:style-name="Text_20_body">continue</text:p>
      <text:p text:style-name="Text_20_body">.out.println(number); }</text:p>
      <text:p text:style-name="Text_20_body">EnumMap&lt;Day, String&gt; days = new EnumMap&lt;&gt;(Day.class); days.put(Day.MONDAY, "First Day of Week"); days.put(Day.TUESDAY, "Second Day of Week"); for (Map.Entry&lt;Day, String&gt; entry : days.entrySet()) { System.out.println(entry.getKey() + " : " + entry.getValue()); }</text:p>
      <text:p text:style-name="Preformatted_20_Text"/>
      <text:p text:style-name="P1"><text:span text:style-name="Source_20_Text">3. Iterator: You can use the `iterator()` method to get an iterator for the elements of an ArrayList, HashSet, and EnumMap.</text:span></text:p>
      <text:p text:style-name="Text_20_body"><text:soft-page-break/>List&lt;Integer&gt; numbers = new ArrayList&lt;&gt;(); numbers.add(1); numbers.add(2); numbers.add(3); Iterator&lt;Integer&gt; iterator = numbers.iterator(); while (iterator.hasNext()) { System.out.println(iterator.next()); }</text:p>
      <text:p text:style-name="Text_20_body">Set&lt;Integer&gt; numbers = new HashSet&lt;&gt;(); numbers.add(1); numbers.add(2); numbers.add(3); Iterator&lt;Integer&gt; iterator = numbers.iterator(); while (iterator.hasNext()) { System.out.println(iterator.next()); }</text:p>
      <text:p text:style-name="Text_20_body">EnumMap&lt;Day, String&gt; days = new EnumMap&lt;&gt;(Day.class); days.put(Day.MONDAY, "First Day of Week"); days.put(Day.TUESDAY, "Second Day of Week"); Iterator&lt;Map.Entry&lt;Day, String&gt;&gt; iterator = days.entrySet().iterator(); while (iterator.hasNext()) { Map.Entry&lt;Day, String&gt; entry = iterator.next(); System.out.println(entry.getKey() + " : " + entry.getValue()); }</text:p>
      <text:p text:style-name="Preformatted_20_Text"/>
      <text:p text:style-name="P1"><text:span text:style-name="Source_20_Text">For HashMap, you can use the same approach, using iterator() on entrySet() of HashMap, and you will have the key-value pair in Map.Entry.</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4:29:34.600670047</meta:creation-date>
    <dc:date>2023-01-14T14:29:53.544793916</dc:date>
    <meta:editing-duration>PT19S</meta:editing-duration>
    <meta:editing-cycles>1</meta:editing-cycles>
    <meta:document-statistic meta:table-count="0" meta:image-count="0" meta:object-count="0" meta:page-count="16" meta:paragraph-count="443" meta:word-count="5441" meta:character-count="32270" meta:non-whitespace-character-count="26854"/>
    <meta:generator>LibreOffice/7.4.2.3$Linux_X86_64 LibreOffice_project/40$Build-3</meta:generator>
  </office:meta>
</office:document-meta>
</file>